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ource Han Serif SC" svg:font-family="'Source Han Serif SC'" style:font-family-generic="system" style:font-pitch="variable"/>
  </office:font-face-decls>
  <office:automatic-styles>
    <style:style style:name="P1" style:family="paragraph" style:parent-style-name="Text_20_body">
      <style:paragraph-properties style:writing-mode="lr-tb"/>
    </style:style>
    <style:style style:name="P2" style:family="paragraph" style:parent-style-name="Standard">
      <style:text-properties officeooo:rsid="000920c0" officeooo:paragraph-rsid="0011fc28"/>
    </style:style>
    <style:style style:name="P3" style:family="paragraph" style:parent-style-name="Standard">
      <style:text-properties officeooo:rsid="000920c0" officeooo:paragraph-rsid="000920c0"/>
    </style:style>
    <style:style style:name="P4" style:family="paragraph" style:parent-style-name="Standard">
      <style:text-properties officeooo:rsid="0010b060" officeooo:paragraph-rsid="0010b060"/>
    </style:style>
    <style:style style:name="P5" style:family="paragraph" style:parent-style-name="Standard">
      <style:text-properties officeooo:rsid="000f1330" officeooo:paragraph-rsid="000f1330"/>
    </style:style>
    <style:style style:name="P6" style:family="paragraph" style:parent-style-name="Standard">
      <style:text-properties officeooo:rsid="0010b060" officeooo:paragraph-rsid="0011fc28"/>
    </style:style>
    <style:style style:name="P7" style:family="paragraph" style:parent-style-name="Standard">
      <style:text-properties officeooo:rsid="0011fc28" officeooo:paragraph-rsid="0011fc28"/>
    </style:style>
    <style:style style:name="T1" style:family="text">
      <style:text-properties officeooo:rsid="0010794e"/>
    </style:style>
    <style:style style:name="T2" style:family="text">
      <style:text-properties officeooo:rsid="0011fc28"/>
    </style:style>
    <style:style style:name="T3" style:family="text">
      <style:text-properties officeooo:rsid="0010b060"/>
    </style:style>
    <style:style style:name="T4" style:family="text">
      <style:text-properties officeooo:rsid="0012e293"/>
    </style:style>
    <style:style style:name="T5" style:family="text">
      <style:text-properties officeooo:rsid="0015eec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Part 1 - Design a Formal Language</text:h>
      <text:p text:style-name="P1">Create a non-trivial language of your choice. Your language can be based on patterns, constraints, hobbies, programming languages, or purely imaginative constructs. Get creative and have some fun here. Examples include (but are not limited to): arithmetic expressions, colloquial language (e.g., slang), music, and sports.</text:p>
      <text:p text:style-name="P1">Your language must include an alphabet (set of symbols) and a clear set of rules or patterns for valid strings in the language (semantics). A short written explanation (1-2 pages) describing the intent, structure, and purpose of the language must be provided.</text:p>
      <text:p text:style-name="P2">My langue is a represntation of URLS using http or https, and using the TLD’s of com, edu, gov, mil, org, and net. It does not support multible TLDs in one. I</text:p>
      <text:p text:style-name="P3">Part <text:span text:style-name="T1">2</text:span>.</text:p>
      <text:p text:style-name="P3"><text:span text:style-name="T2">I</text:span> use period for “.” for readability</text:p>
      <text:p text:style-name="P4"/>
      <text:p text:style-name="P3">Alphabet of A-Z, a-z, all intagers, :, and period.</text:p>
      <text:p text:style-name="P3"/>
      <text:p text:style-name="P3">S→httpA</text:p>
      <text:p text:style-name="P3">A→s://B|://B</text:p>
      <text:p text:style-name="P3">B→ periodC|<text:span text:style-name="T3">a</text:span>B<text:span text:style-name="T3">|bB|cB|dB|eB|fB|gB|hB|iB|jB|kB|lB|mB|nB|oB|pB|qB|rB|sB|tB|uB|vB|wB|xB|yB|zB|0B|1B|2B|3B|4B|5B|6B|7B|8B|9B</text:span></text:p>
      <text:p text:style-name="P3">C→com|edu|gov|mil|org|net</text:p>
      <text:p text:style-name="P3"/>
      <text:p text:style-name="P5">which should <text:span text:style-name="T4">be equivelent to </text:span>the regex</text:p>
      <text:p text:style-name="P5">http(s://|://)[<text:span text:style-name="T3">a-z0-9</text:span>]*?\.(com|edu|gov|mil|org|net)</text:p>
      <text:p text:style-name="P6"><text:span text:style-name="T2">M</text:span>y syntax I am using is () for grouping | for or, * for zero or more, ? for as little as possible, <text:span text:style-name="T5">\. for period because period by itself in most engines means any character,</text:span> <text:span text:style-name="T2">and</text:span> [a-z0-9] means anything that is a lower case letter or number.</text:p>
      <text:p text:style-name="P4"/>
      <text:p text:style-name="P7">Part 3.</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ource Han Serif SC" svg:font-family="'Source Han Serif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erif SC"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erif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Source Han Serif SC" style:font-family-asian="'Source Han Serif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3.2$Linux_X86_64 LibreOffice_project/580$Build-2</meta:generator>
    <dc:date>2025-11-22T18:10:05.827191725</dc:date>
    <meta:editing-duration>PT51M24S</meta:editing-duration>
    <meta:editing-cycles>10</meta:editing-cycles>
    <meta:document-statistic meta:table-count="0" meta:image-count="0" meta:object-count="0" meta:page-count="1" meta:paragraph-count="15" meta:word-count="207" meta:character-count="1365" meta:non-whitespace-character-count="1173"/>
  </office:meta>
</office:document-meta>
</file>